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095ee4" officeooo:paragraph-rsid="00095ee4"/>
    </style:style>
    <style:style style:name="P2" style:family="paragraph" style:parent-style-name="Standard">
      <style:text-properties officeooo:rsid="000c0167" officeooo:paragraph-rsid="000c0167"/>
    </style:style>
    <style:style style:name="P3" style:family="paragraph" style:parent-style-name="Standard">
      <style:text-properties officeooo:rsid="000e59ec" officeooo:paragraph-rsid="000e59ec"/>
    </style:style>
    <style:style style:name="P4" style:family="paragraph" style:parent-style-name="Standard">
      <style:paragraph-properties fo:text-align="start" style:justify-single-word="false"/>
      <style:text-properties officeooo:rsid="000e59ec" officeooo:paragraph-rsid="000e59ec"/>
    </style:style>
    <style:style style:name="P5" style:family="paragraph" style:parent-style-name="Standard">
      <style:text-properties fo:font-style="italic" officeooo:rsid="00095ee4" officeooo:paragraph-rsid="00095ee4" style:font-style-asian="italic" style:font-style-complex="italic"/>
    </style:style>
    <style:style style:name="P6" style:family="paragraph" style:parent-style-name="Standard">
      <style:text-properties officeooo:rsid="0010e6a8" officeooo:paragraph-rsid="0010e6a8"/>
    </style:style>
    <style:style style:name="P7" style:family="paragraph" style:parent-style-name="Standard">
      <style:text-properties fo:font-style="normal" style:text-underline-style="solid" style:text-underline-width="auto" style:text-underline-color="font-color" officeooo:rsid="00140311" officeooo:paragraph-rsid="00140311" style:font-style-asian="normal" style:font-style-complex="normal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officeooo:rsid="0011d7c9" style:font-style-asian="italic" style:font-style-complex="italic"/>
    </style:style>
    <style:style style:name="T3" style:family="text">
      <style:text-properties officeooo:rsid="001013a0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font-style="normal" officeooo:rsid="001612f4" style:font-style-asian="normal" style:font-style-complex="normal"/>
    </style:style>
    <style:style style:name="T6" style:family="text">
      <style:text-properties officeooo:rsid="0011d7c9"/>
    </style:style>
    <style:style style:name="T7" style:family="text">
      <style:text-properties officeooo:rsid="00120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os comandos para instalar el binutils, librerias y gcc fueron:</text:p>
      <text:p text:style-name="P1"><text:tab/><text:span text:style-name="T1">apt-get install binutils.avr</text:span></text:p>
      <text:p text:style-name="P5"><text:tab/>apt-get install gcc.avr</text:p>
      <text:p text:style-name="P5"><text:tab/>apt-get install avr.libc</text:p>
      <text:p text:style-name="P1"/>
      <text:p text:style-name="P1">El compilador (<text:span text:style-name="T3">avr-</text:span>gcc) se instalo en /usr/local/avr</text:p>
      <text:p text:style-name="P1">Las librerias de C se instalaron en /usr/lib/avr</text:p>
      <text:p text:style-name="P1"/>
      <text:p text:style-name="P2">VER! (Manual usuario de librerias avr dentro de pc)</text:p>
      <text:p text:style-name="P2"><text:a xlink:type="simple" xlink:href="../../../../../../usr/share/doc/avr-libc/avr-libc-user-manual/index.html" text:style-name="Internet_20_link" text:visited-style-name="Visited_20_Internet_20_Link">file:///usr/share/doc/avr-libc/avr-libc-user-manual/index.html</text:a></text:p>
      <text:p text:style-name="P2"/>
      <text:p text:style-name="P2">tutorial</text:p>
      <text:p text:style-name="P2"><text:a xlink:type="simple" xlink:href="http://www.javiervalcarce.eu/wiki/Program_Arduino_with_AVR-GCC" text:style-name="Internet_20_link" text:visited-style-name="Visited_20_Internet_20_Link">http://www.javiervalcarce.eu/wiki/Program_Arduino_with_AVR-GCC</text:a></text:p>
      <text:p text:style-name="P2"/>
      <text:p text:style-name="P3"><text:span text:style-name="T7">Ver programa en a</text:span>ssembler (de AVR <text:span text:style-name="T3">(</text:span>!= Microchip)<text:span text:style-name="T3">)</text:span></text:p>
      <text:p text:style-name="P3"><text:tab/><text:span text:style-name="T1">avr-objdump -d led_blink.elf</text:span></text:p>
      <text:p text:style-name="P3"/>
      <text:p text:style-name="P3"><text:span text:style-name="T7">Ver v</text:span>ersion <text:span text:style-name="T7">del</text:span> archivo compilado</text:p>
      <text:p text:style-name="P4"><text:tab/><text:span text:style-name="T1">file led_blink.elf</text:span></text:p>
      <text:p text:style-name="P3"/>
      <text:p text:style-name="P3">Compilar (sin linkear)= genera el programa en assembler en “led_blink.s”</text:p>
      <text:p text:style-name="P3"><text:tab/><text:span text:style-name="T1">avr-gcc -Os -DF_CPU=16000000UL -mmcu=atmega328p -S led_blink.c</text:span></text:p>
      <text:p text:style-name="P3"><text:tab/>Hay que usar el compilador cruzado (avr-gcc), declarar frecuencia de clock (16M UL), micro que se usa (mmcu) y compilar sin linkear (-S), es decir, hace hasta la mitad.</text:p>
      <text:p text:style-name="P3"/>
      <text:p text:style-name="P6">Programar en Nano</text:p>
      <text:p text:style-name="P6"><text:tab/><text:span text:style-name="T1">avrdude -v -v -v -v -p atmega328p -c arduino -P /dev/ttyUSB0 -b 75600 -D -U flash:w:led_blink.hex:i</text:span></text:p>
      <text:p text:style-name="P6"><text:span text:style-name="T1"><text:tab/></text:span><text:span text:style-name="T4">Para ver en que puerto usb esta el arduino usar el comando </text:span><text:span text:style-name="T1">dmesg</text:span><text:span text:style-name="T4">, que muestra el historial de cambios en el hardware. </text:span><text:span text:style-name="T5">Entonces, </text:span><text:span text:style-name="T4">desconectar el nano, ejecutar </text:span><text:span text:style-name="T1">dmesg</text:span><text:span text:style-name="T4"> y tiene que aparecer </text:span><text:span text:style-name="T1">device desconected</text:span><text:span text:style-name="T4"> en la ultima linea. Conectar la nano, ejecutar </text:span><text:span text:style-name="T1">dmesg</text:span><text:span text:style-name="T4"> </text:span><text:span text:style-name="T5">otra vez </text:span><text:span text:style-name="T4">y va a aparecer </text:span><text:span text:style-name="T1">‘algun device’ now </text:span><text:span text:style-name="T2">attached to ttyUSB X).</text:span></text:p>
      <text:p text:style-name="P7"><text:span text:style-name="T6">O</text:span>BS! Hay que mantener apretado el MCLR del nano, y 15,493278 mSeg despues de haber ejecutado avrdude soltar el MCLR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roid Sans Fallback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ejaVu Sans1" style:font-family-complex="'DejaVu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DejaVu Sans1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 style:font-family-complex="'DejaVu Sans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3-26T13:46:19.907212347</meta:creation-date>
    <dc:date>2016-03-28T08:16:28.563584413</dc:date>
    <meta:editing-duration>PT25M48S</meta:editing-duration>
    <meta:editing-cycles>8</meta:editing-cycles>
    <meta:generator>LibreOffice/5.1.1.3$Linux_X86_64 LibreOffice_project/10m0$Build-3</meta:generator>
    <meta:document-statistic meta:table-count="0" meta:image-count="0" meta:object-count="0" meta:page-count="1" meta:paragraph-count="21" meta:word-count="204" meta:character-count="1415" meta:non-whitespace-character-count="1223"/>
  </office:meta>
</office:document-meta>
</file>